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pp Name:</text:span><text:s/>cricketapp</text:p>
      <text:p text:style-name="P3">App.js</text:p>
      <text:p text:style-name="Normal">import React from 'react';</text:p>
      <text:p text:style-name="Normal">import ListofPlayers from './Components/ListofPlayers';</text:p>
      <text:p text:style-name="Normal">import IndianPlayers from './Components/IndianPlayers';</text:p>
      <text:p text:style-name="Normal"/>
      <text:p text:style-name="Normal">function App() {</text:p>
      <text:p text:style-name="Normal"><text:s text:c="2"/>const flag = true; // Change to false to toggle view</text:p>
      <text:p text:style-name="Normal"/>
      <text:p text:style-name="Normal"><text:s text:c="2"/>return (</text:p>
      <text:p text:style-name="Normal"><text:s text:c="4"/>&lt;div&gt;</text:p>
      <text:p text:style-name="Normal"><text:s text:c="6"/>&lt;h1&gt;Cricket App&lt;/h1&gt;</text:p>
      <text:p text:style-name="Normal"><text:s text:c="6"/>{flag ? &lt;ListofPlayers /&gt; : &lt;IndianPlayers /&gt;}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4">ListofPlayers.js</text:p>
      <text:p text:style-name="Normal">import React from 'react';</text:p>
      <text:p text:style-name="Normal"/>
      <text:p text:style-name="Normal">function ListofPlayers() {</text:p>
      <text:p text:style-name="Normal"><text:s text:c="2"/>const players = [</text:p>
      <text:p text:style-name="Normal"><text:s text:c="4"/>{ name: 'Rohit', score: 85 },</text:p>
      <text:p text:style-name="Normal"><text:s text:c="4"/>{ name: 'Virat', score: 95 },</text:p>
      <text:p text:style-name="Normal"><text:s text:c="4"/>{ name: 'Rahul', score: 50 },</text:p>
      <text:p text:style-name="Normal"><text:s text:c="4"/>{ name: 'Dhoni', score: 88 },</text:p>
      <text:soft-page-break/>
      <text:p text:style-name="Normal"><text:s text:c="4"/>{ name: 'Shami', score: 65 },</text:p>
      <text:p text:style-name="Normal"><text:s text:c="4"/>{ name: 'Jadeja', score: 70 },</text:p>
      <text:p text:style-name="Normal"><text:s text:c="4"/>{ name: 'Hardik', score: 45 },</text:p>
      <text:p text:style-name="Normal"><text:s text:c="4"/>{ name: 'Bumrah', score: 92 },</text:p>
      <text:p text:style-name="Normal"><text:s text:c="4"/>{ name: 'Gill', score: 77 },</text:p>
      <text:p text:style-name="Normal"><text:s text:c="4"/>{ name: 'Ashwin', score: 53 },</text:p>
      <text:p text:style-name="Normal"><text:s text:c="4"/>{ name: 'Surya', score: 100 }</text:p>
      <text:p text:style-name="Normal"><text:s text:c="2"/>];</text:p>
      <text:p text:style-name="Normal"/>
      <text:p text:style-name="Normal"><text:s text:c="2"/>const below70 = players.filter(p =&gt; p.score &lt; 70);</text:p>
      <text:p text:style-name="Normal"/>
      <text:p text:style-name="Normal"><text:s text:c="2"/>return (</text:p>
      <text:p text:style-name="Normal"><text:s text:c="4"/>&lt;div&gt;</text:p>
      <text:p text:style-name="Normal"><text:s text:c="6"/>&lt;h2&gt;All Players&lt;/h2&gt;</text:p>
      <text:p text:style-name="Normal"><text:s text:c="6"/>{players.map((p, index) =&gt; (</text:p>
      <text:p text:style-name="Normal"><text:s text:c="8"/>&lt;p key={index}&gt;{p.name} - {p.score}&lt;/p&gt;</text:p>
      <text:p text:style-name="Normal"><text:s text:c="6"/>))}</text:p>
      <text:p text:style-name="Normal"><text:s text:c="6"/>&lt;h3&gt;Players with score below 70&lt;/h3&gt;</text:p>
      <text:p text:style-name="Normal"><text:s text:c="6"/>{below70.map((p, index) =&gt; (</text:p>
      <text:p text:style-name="Normal"><text:s text:c="8"/>&lt;p key={index}&gt;{p.name}&lt;/p&gt;</text:p>
      <text:p text:style-name="Normal"><text:s text:c="6"/>))}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ListofPlayers;</text:p>
      <text:p text:style-name="Normal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5">IndianPlayers.js</text:p>
      <text:soft-page-break/>
      <text:p text:style-name="Normal">import React from 'react';</text:p>
      <text:p text:style-name="Normal"/>
      <text:p text:style-name="Normal">function IndianPlayers() {</text:p>
      <text:p text:style-name="Normal"><text:s text:c="2"/>const T20 = ['Rohit', 'Virat', 'Rahul', 'Gill'];</text:p>
      <text:p text:style-name="Normal"><text:s text:c="2"/>const Ranji = ['Jaiswal', 'Sarfaraz', 'Ishan', 'Rajat'];</text:p>
      <text:p text:style-name="Normal"><text:s text:c="2"/>const merged = [...T20, ...Ranji];</text:p>
      <text:p text:style-name="Normal"/>
      <text:p text:style-name="Normal"><text:s text:c="2"/>const [oddPlayers, evenPlayers] = [</text:p>
      <text:p text:style-name="Normal"><text:s text:c="4"/>merged.filter((_, index) =&gt; index % 2 !== 0),</text:p>
      <text:p text:style-name="Normal"><text:s text:c="4"/>merged.filter((_, index) =&gt; index % 2 === 0)</text:p>
      <text:p text:style-name="Normal"><text:s text:c="2"/>];</text:p>
      <text:p text:style-name="Normal"/>
      <text:p text:style-name="Normal"><text:s text:c="2"/>return (</text:p>
      <text:p text:style-name="Normal"><text:s text:c="4"/>&lt;div&gt;</text:p>
      <text:p text:style-name="Normal"><text:s text:c="6"/>&lt;h2&gt;Odd Team&lt;/h2&gt;</text:p>
      <text:p text:style-name="Normal"><text:s text:c="6"/>{oddPlayers.map((p, i) =&gt; &lt;p key={i}&gt;{p}&lt;/p&gt;)}</text:p>
      <text:p text:style-name="Normal"/>
      <text:p text:style-name="Normal"><text:s text:c="6"/>&lt;h2&gt;Even Team&lt;/h2&gt;</text:p>
      <text:p text:style-name="Normal"><text:s text:c="6"/>{evenPlayers.map((p, i) =&gt; &lt;p key={i}&gt;{p}&lt;/p&gt;)}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IndianPlayers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8-01T05:09:00Z</meta:creation-date>
    <dc:date>2025-08-01T05:09:00Z</dc:date>
    <meta:template xlink:href="Normal.dotm" xlink:type="simple"/>
    <meta:editing-cycles>2</meta:editing-cycles>
    <meta:editing-duration>PT0S</meta:editing-duration>
    <meta:document-statistic meta:page-count="3" meta:paragraph-count="3" meta:word-count="271" meta:character-count="1816" meta:row-count="12" meta:non-whitespace-character-count="1548"/>
  </office:meta>
</office:document-meta>
</file>